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mart Shooter</text:p>
          </draw:text-box>
        </draw:frame>
        <draw:frame draw:style-name="standard" draw:layer="layout" svg:width="11.57cm" svg:height="12.179cm" svg:x="8.214cm" svg:y="4.913cm" presentation:class="object">
          <draw:plugin xlink:href="../../../out-1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Training techniqu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st step : creation of a population of neural <text:tab/><text:tab/><text:tab/><text:tab/><text:tab/><text:tab/>networks</text:p>
              </text:list-item>
              <text:list-item>
                <text:p>2nd step : selection of the best candidates </text:p>
              </text:list-item>
              <text:list-item>
                <text:p>3rd step : creation of new neural networks</text:p>
              </text:list-item>
              <text:list-item>
                <text:p>4rd step : mu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roject environme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++</text:p>
              </text:list-item>
              <text:list-item>
                <text:p>Graphical library : SFML</text:p>
              </text:list-item>
              <text:list-item>
                <text:p>Neural network library : OpenNN ? Self-made class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ossible improveme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hoot in any direction</text:p>
              </text:list-item>
              <text:list-item>
                <text:p>Move on the x-axis</text:p>
              </text:list-item>
              <text:list-item>
                <text:p>Add more objects (obstacles, pickups…)</text:p>
              </text:list-item>
              <text:list-item>
                <text:p>Make it a n-player game</text:p>
              </text:list-item>
              <text:list-item>
                <text:p>Human vs compu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12:33:17.431624471</meta:creation-date>
    <dc:date>2017-06-22T01:30:24.280619678</dc:date>
    <meta:editing-duration>PT6M58S</meta:editing-duration>
    <meta:editing-cycles>2</meta:editing-cycles>
    <meta:generator>LibreOffice/5.1.6.2$Linux_X86_64 LibreOffice_project/10m0$Build-2</meta:generator>
    <meta:document-statistic meta:object-count="37"/>
  </office:meta>
</office:document-meta>
</file>